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8dd" officeooo:paragraph-rsid="001618dd"/>
    </style:style>
    <style:style style:name="T1" style:family="text">
      <style:text-properties fo:color="#a9b7c6" style:font-name="DejaVu Sans Mono" fo:font-size="11.300000190734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拨号盘</text:p>
      <text:p text:style-name="P1">(1)onClick(…)<text:tab/>响应拨号按钮点击事件</text:p>
      <text:p text:style-name="P1">实现：判断点击按钮</text:p>
      <text:p text:style-name="P1">/packages/apps/Dialer/java/com/android/dialer/app/dialpad/DialpadFragment.java</text:p>
      <text:p text:style-name="P1"><text:tab/>-&gt;handleDialButtonPressed()</text:p>
      <text:p text:style-name="P1"/>
      <text:p text:style-name="P1">(2)handleDialButtonPressed(…)<text:tab/>判断输入的呼叫号码是否合法</text:p>
      <text:p text:style-name="P1">实现：CallIntentBuilder.build()构造拨号请求Intent对象</text:p>
      <text:p text:style-name="P1"><text:tab/>构造需要：</text:p>
      <text:p text:style-name="P1"><text:tab/>1.number</text:p>
      <text:p text:style-name="P1"><text:tab/>2.</text:p>
      <text:p text:style-name="P1">/packages/apps/Dialer/java/com/android/dialer/app/dialpad/DialpadFragment.java</text:p>
      <text:p text:style-name="P1"><text:tab/>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6:19:55.382114268</meta:creation-date>
    <dc:date>2019-04-18T21:45:35.888529464</dc:date>
    <meta:editing-duration>PT4H43M3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61" meta:character-count="326" meta:non-whitespace-character-count="319"/>
  </office:meta>
</office:document-meta>
</file>